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3465a4" draw:marker-start-width="0.241cm" draw:marker-end-width="0.241cm" draw:fill="solid" draw:fill-color="#ffffff" draw:textarea-horizontal-align="justify" draw:textarea-vertical-align="middle" draw:auto-grow-height="false" fo:min-height="1.218cm" fo:min-width="2.076cm" fo:padding-top="0.138cm" fo:padding-bottom="0.138cm" fo:padding-left="0.263cm" fo:padding-right="0.263cm"/>
    </style:style>
    <style:style style:name="gr2" style:family="graphic" style:parent-style-name="standard">
      <style:graphic-properties svg:stroke-width="0.018cm" svg:stroke-color="#3465a4" draw:marker-start-width="0.211cm" draw:marker-end-width="0.211cm" draw:fill-color="#e9e7f6" draw:opacity="100%" draw:textarea-horizontal-align="justify" draw:textarea-vertical-align="middle" draw:auto-grow-height="false" fo:min-height="1.062cm" fo:min-width="1.923cm" fo:padding-top="0.133cm" fo:padding-bottom="0.133cm" fo:padding-left="0.258cm" fo:padding-right="0.258cm"/>
    </style:style>
    <style:style style:name="gr3" style:family="graphic" style:parent-style-name="standard">
      <style:graphic-properties svg:stroke-width="0.011cm" svg:stroke-color="#3465a4" draw:marker-start-width="0.216cm" draw:marker-end-width="0.216cm" draw:fill-color="#ffffff" draw:textarea-horizontal-align="justify" draw:textarea-vertical-align="middle" draw:auto-grow-height="false" fo:min-height="0.612cm" fo:min-width="1.571cm" fo:padding-top="0.13cm" fo:padding-bottom="0.13cm" fo:padding-left="0.255cm" fo:padding-right="0.255cm"/>
      <style:paragraph-properties style:writing-mode="lr-tb"/>
    </style:style>
    <style:style style:name="gr4" style:family="graphic" style:parent-style-name="standard">
      <style:graphic-properties svg:stroke-color="#3465a4" draw:fill-color="#ffffff" draw:textarea-horizontal-align="justify" draw:textarea-vertical-align="middle" draw:auto-grow-height="false" fo:min-height="0cm" fo:min-width="2.143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04cm" fo:min-width="0.987cm" fo:padding-top="0.142cm" fo:padding-bottom="0.142cm" fo:padding-left="0.267cm" fo:padding-right="0.267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objectwithoutfill">
      <style:graphic-properties draw:stroke="solid" svg:stroke-width="0.028cm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03cm" fo:min-width="0.987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2.696cm" fo:min-width="1.761cm"/>
    </style:style>
    <style:style style:name="gr12" style:family="graphic" style:parent-style-name="objectwithoutfill">
      <style:graphic-properties draw:marker-end="" draw:marker-end-width="0.3cm" draw:fill="solid" draw:textarea-vertical-align="middle"/>
    </style:style>
    <style:style style:name="gr13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1.324cm" fo:min-width="0.464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159cm" svg:stroke-color="#3465a4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ffffff" draw:fill="none" draw:textarea-horizontal-align="justify" draw:textarea-vertical-align="middle" draw:auto-grow-height="false" fo:min-height="2.29cm" fo:min-width="1.278cm"/>
    </style:style>
    <style:style style:name="gr17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9e7f6" draw:opacity="100%"/>
      <style:paragraph-properties fo:text-align="center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fo:font-size="14pt"/>
    </style:style>
    <style:style style:name="P10" style:family="paragraph">
      <loext:graphic-properties draw:fill="none" draw:fill-color="#ffffff"/>
      <style:text-properties fo:font-size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5" draw:id="id5">
            <draw:custom-shape draw:style-name="gr1" draw:text-style-name="P1" draw:layer="layout" svg:width="2.602cm" svg:height="1.494cm" svg:x="2.163cm" svg:y="5.2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2.439cm" svg:height="1.328cm" svg:x="2.245cm" svg:y="5.341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2.081cm" svg:height="0.872cm" svg:x="2.422cm" svg:y="5.569cm">
              <text:p text:style-name="P3"><text:span text:style-name="T1">client ap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3.553cm" svg:height="0.127cm" svg:x="1.701cm" svg:y="6.731cm">
              <text:p/>
              <draw:enhanced-geometry svg:viewBox="0 0 21600 21600" draw:glue-points="?f6 10800 10800 21600 ?f5 10800 10800 0" draw:text-areas="?f3 ?f3 ?f4 ?f4" draw:type="trapezoid" draw:modifiers="1835.1791530944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  <draw:connector draw:style-name="gr5" draw:text-style-name="P6" draw:layer="layout" draw:line-skew="-0.203cm" svg:x1="12.496cm" svg:y1="6.07cm" svg:x2="16.382cm" svg:y2="3.175cm" draw:start-shape="id1" draw:start-glue-point="1" draw:end-shape="id2" draw:end-glue-point="3" svg:d="M12496 6070h1740v-2895h2146" svg:viewBox="0 0 3887 2896">
            <text:p/>
          </draw:connector>
          <draw:connector draw:style-name="gr5" draw:text-style-name="P6" draw:layer="layout" draw:line-skew="1.041cm" svg:x1="12.496cm" svg:y1="6.07cm" svg:x2="20.116cm" svg:y2="5.08cm" draw:start-shape="id1" draw:start-glue-point="1" draw:end-shape="id3" draw:end-glue-point="3" svg:d="M12496 6070h4851v-990h2769" svg:viewBox="0 0 7621 991">
            <text:p/>
          </draw:connector>
          <draw:connector draw:style-name="gr5" draw:text-style-name="P6" draw:layer="layout" draw:line-skew="0.444cm" svg:x1="12.496cm" svg:y1="6.07cm" svg:x2="18.186cm" svg:y2="8.128cm" draw:start-shape="id1" draw:start-glue-point="1" draw:end-shape="id4" draw:end-glue-point="3" svg:d="M12496 6070h3289v2058h2401" svg:viewBox="0 0 5691 2059">
            <text:p/>
          </draw:connector>
          <draw:g>
            <draw:g>
              <draw:custom-shape draw:style-name="gr6" draw:text-style-name="P7" draw:layer="layout" svg:width="1.561cm" svg:height="0.428cm" svg:x="10.564cm" svg:y="5.3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6" draw:layer="layout" svg:width="0.131cm" svg:height="0.171cm" svg:x="10.756cm" svg:y="5.5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8" draw:layer="layout" svg:x1="11.053cm" svg:y1="5.595cm" svg:x2="11.797cm" svg:y2="5.595cm">
                <text:p/>
              </draw:line>
              <draw:custom-shape draw:style-name="gr9" draw:text-style-name="P7" draw:layer="layout" svg:width="1.561cm" svg:height="0.427cm" svg:x="10.564cm" svg:y="5.87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6" draw:layer="layout" svg:width="0.131cm" svg:height="0.169cm" svg:x="10.756cm" svg:y="6.00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8" draw:layer="layout" svg:x1="11.053cm" svg:y1="6.074cm" svg:x2="11.797cm" svg:y2="6.074cm">
                <text:p/>
              </draw:line>
              <draw:custom-shape draw:style-name="gr6" draw:text-style-name="P7" draw:layer="layout" svg:width="1.561cm" svg:height="0.428cm" svg:x="10.564cm" svg:y="6.348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7" draw:text-style-name="P6" draw:layer="layout" svg:width="0.131cm" svg:height="0.17cm" svg:x="10.756cm" svg:y="6.48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8" draw:text-style-name="P8" draw:layer="layout" svg:x1="11.053cm" svg:y1="6.553cm" svg:x2="11.797cm" svg:y2="6.553cm">
                <text:p/>
              </draw:line>
              <draw:line draw:style-name="gr10" draw:text-style-name="P8" draw:layer="layout" svg:x1="11.338cm" svg:y1="6.792cm" svg:x2="11.338cm" svg:y2="7.032cm">
                <text:p/>
              </draw:line>
              <draw:line draw:style-name="gr10" draw:text-style-name="P8" draw:layer="layout" svg:x1="10.699cm" svg:y1="7.066cm" svg:x2="11.989cm" svg:y2="7.066cm">
                <text:p/>
              </draw:line>
              <draw:custom-shape draw:style-name="gr7" draw:text-style-name="P6" draw:layer="layout" svg:width="0.193cm" svg:height="0.237cm" svg:x="11.244cm" svg:y="6.96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1" draw:text-style-name="P7" xml:id="id1" draw:id="id1" draw:layer="layout" svg:width="2.261cm" svg:height="2.946cm" svg:x="10.235cm" svg:y="4.59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2" draw:text-style-name="P8" draw:layer="layout" draw:type="line" svg:x1="5.254cm" svg:y1="6.058cm" svg:x2="10.029cm" svg:y2="6.05cm" draw:start-shape="id5" draw:start-glue-point="1" svg:d="M5254 6058l4775-8" svg:viewBox="0 0 4776 9">
            <text:p/>
          </draw:connector>
          <draw:g>
            <draw:g>
              <draw:custom-shape draw:style-name="gr13" draw:text-style-name="P7" draw:layer="layout" svg:width="1.016cm" svg:height="1.626cm" svg:x="18.567cm" svg:y="7.29cm">
                <text:p/>
                <draw:enhanced-geometry svg:viewBox="0 0 21600 21600" draw:type="rectangle" draw:enhanced-path="M 0 0 L 21600 0 21600 21600 0 21600 0 0 Z N"/>
              </draw:custom-shape>
              <draw:line draw:style-name="gr14" draw:text-style-name="P8" draw:layer="layout" svg:x1="18.719cm" svg:y1="7.519cm" svg:x2="19.43cm" svg:y2="7.519cm">
                <text:p/>
              </draw:line>
              <draw:line draw:style-name="gr14" draw:text-style-name="P8" draw:layer="layout" svg:x1="18.719cm" svg:y1="7.748cm" svg:x2="19.43cm" svg:y2="7.748cm">
                <text:p/>
              </draw:line>
              <draw:custom-shape draw:style-name="gr15" draw:text-style-name="P6" draw:layer="layout" svg:width="0.203cm" svg:height="0.203cm" svg:x="18.973cm" svg:y="8.357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6" draw:text-style-name="P7" xml:id="id4" draw:id="id4" draw:layer="layout" svg:width="1.778cm" svg:height="2.54cm" svg:x="18.186cm" svg:y="6.858cm">
              <text:p/>
              <draw:enhanced-geometry svg:viewBox="0 0 21600 21600" draw:type="rectangle" draw:enhanced-path="M 0 0 L 21600 0 21600 21600 0 21600 0 0 Z N"/>
            </draw:custom-shape>
          </draw:g>
          <draw:g xml:id="id3" draw:id="id3">
            <draw:g>
              <draw:custom-shape draw:style-name="gr13" draw:text-style-name="P7" draw:layer="layout" svg:width="1.016cm" svg:height="1.626cm" svg:x="20.497cm" svg:y="4.242cm">
                <text:p/>
                <draw:enhanced-geometry svg:viewBox="0 0 21600 21600" draw:type="rectangle" draw:enhanced-path="M 0 0 L 21600 0 21600 21600 0 21600 0 0 Z N"/>
              </draw:custom-shape>
              <draw:line draw:style-name="gr14" draw:text-style-name="P8" draw:layer="layout" svg:x1="20.649cm" svg:y1="4.471cm" svg:x2="21.36cm" svg:y2="4.471cm">
                <text:p/>
              </draw:line>
              <draw:line draw:style-name="gr14" draw:text-style-name="P8" draw:layer="layout" svg:x1="20.649cm" svg:y1="4.7cm" svg:x2="21.36cm" svg:y2="4.7cm">
                <text:p/>
              </draw:line>
              <draw:custom-shape draw:style-name="gr15" draw:text-style-name="P6" draw:layer="layout" svg:width="0.203cm" svg:height="0.203cm" svg:x="20.903cm" svg:y="5.30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6" draw:text-style-name="P7" draw:layer="layout" svg:width="1.778cm" svg:height="2.54cm" svg:x="20.116cm" svg:y="3.81cm">
              <text:p/>
              <draw:enhanced-geometry svg:viewBox="0 0 21600 21600" draw:type="rectangle" draw:enhanced-path="M 0 0 L 21600 0 21600 21600 0 21600 0 0 Z N"/>
            </draw:custom-shape>
          </draw:g>
          <draw:g xml:id="id2" draw:id="id2">
            <draw:g>
              <draw:custom-shape draw:style-name="gr13" draw:text-style-name="P7" draw:layer="layout" svg:width="1.016cm" svg:height="1.626cm" svg:x="16.763cm" svg:y="2.337cm">
                <text:p/>
                <draw:enhanced-geometry svg:viewBox="0 0 21600 21600" draw:type="rectangle" draw:enhanced-path="M 0 0 L 21600 0 21600 21600 0 21600 0 0 Z N"/>
              </draw:custom-shape>
              <draw:line draw:style-name="gr14" draw:text-style-name="P8" draw:layer="layout" svg:x1="16.915cm" svg:y1="2.566cm" svg:x2="17.626cm" svg:y2="2.566cm">
                <text:p/>
              </draw:line>
              <draw:line draw:style-name="gr14" draw:text-style-name="P8" draw:layer="layout" svg:x1="16.915cm" svg:y1="2.795cm" svg:x2="17.626cm" svg:y2="2.795cm">
                <text:p/>
              </draw:line>
              <draw:custom-shape draw:style-name="gr15" draw:text-style-name="P6" draw:layer="layout" svg:width="0.203cm" svg:height="0.203cm" svg:x="17.169cm" svg:y="3.40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6" draw:text-style-name="P7" draw:layer="layout" svg:width="1.778cm" svg:height="2.54cm" svg:x="16.382cm" svg:y="1.90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7" draw:text-style-name="P10" draw:layer="layout" svg:width="1.981cm" svg:height="0.806cm" svg:x="2.539cm" svg:y="7.747cm">
            <draw:text-box>
              <text:p text:style-name="P9">client</text:p>
            </draw:text-box>
          </draw:frame>
          <draw:frame draw:style-name="gr18" draw:text-style-name="P12" draw:layer="layout" svg:width="3.429cm" svg:height="1.916cm" svg:x="10.21cm" svg:y="7.747cm">
            <draw:text-box>
              <text:p text:style-name="P11"><text:span text:style-name="T2">Gateway</text:span></text:p>
              <text:p text:style-name="P11"><text:span text:style-name="T2">id </text:span><text:span text:style-name="T3">1200</text:span></text:p>
              <text:p text:style-name="P11"><text:span text:style-name="T2"/></text:p>
            </draw:text-box>
          </draw:frame>
          <draw:frame draw:style-name="gr19" draw:text-style-name="P12" draw:layer="layout" svg:width="2.54cm" svg:height="1.361cm" svg:x="17.83cm" svg:y="2.413cm">
            <draw:text-box>
              <text:p text:style-name="P11"><text:span text:style-name="T2">Server 1</text:span></text:p>
              <text:p text:style-name="P11"><text:span text:style-name="T2">id </text:span><text:span text:style-name="T3">100</text:span></text:p>
            </draw:text-box>
          </draw:frame>
          <draw:frame draw:style-name="gr19" draw:text-style-name="P12" draw:layer="layout" svg:width="2.54cm" svg:height="1.361cm" svg:x="21.64cm" svg:y="4.293cm">
            <draw:text-box>
              <text:p text:style-name="P11"><text:span text:style-name="T2">Serv</text:span><text:span text:style-name="T2">er 2</text:span></text:p>
              <text:p text:style-name="P11"><text:span text:style-name="T2">id </text:span><text:span text:style-name="T3">200</text:span></text:p>
            </draw:text-box>
          </draw:frame>
          <draw:frame draw:style-name="gr19" draw:text-style-name="P12" draw:layer="layout" svg:width="2.54cm" svg:height="1.361cm" svg:x="19.659cm" svg:y="7.341cm">
            <draw:text-box>
              <text:p text:style-name="P11"><text:span text:style-name="T2">Server 3</text:span></text:p>
              <text:p text:style-name="P11"><text:span text:style-name="T2">id </text:span><text:span text:style-name="T3">300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33cm" fo:margin-bottom="0.533cm" fo:margin-left="0.533cm" fo:margin-right="0.533cm" fo:page-width="25.4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3:25:23.473317081</meta:creation-date>
    <dc:date>2022-04-27T15:47:24.836322631</dc:date>
    <meta:editing-duration>PT2H21M50S</meta:editing-duration>
    <meta:editing-cycles>25</meta:editing-cycles>
    <meta:generator>LibreOffice/6.4.7.2$Linux_X86_64 LibreOffice_project/40$Build-2</meta:generator>
    <meta:document-statistic meta:object-count="51"/>
  </office:meta>
</office:document-meta>
</file>